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2"/>
    <style:style style:name="P69" style:family="paragraph" style:parent-style-name="Standard" style:list-style-name="L63"/>
    <style:style style:name="P70" style:family="paragraph" style:parent-style-name="Standard" style:list-style-name="L64"/>
    <style:style style:name="P71" style:family="paragraph" style:parent-style-name="Standard" style:list-style-name="L65"/>
    <style:style style:name="P72" style:family="paragraph" style:parent-style-name="Standard" style:list-style-name="L66"/>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5"/>
    <style:style style:name="P151" style:family="paragraph" style:parent-style-name="Standard" style:list-style-name="L144">
      <style:paragraph-properties fo:margin-left="0.9846in" fo:margin-right="0in" fo:text-indent="0in" style:auto-text-indent="false">
        <style:tab-stops/>
      </style:paragraph-properties>
    </style:style>
    <style:style style:name="P152" style:family="paragraph" style:parent-style-name="Text_20_body" style:list-style-name="L13"/>
    <style:style style:name="P153" style:family="paragraph" style:parent-style-name="Text_20_body" style:list-style-name="L22"/>
    <style:style style:name="P154" style:family="paragraph" style:parent-style-name="Text_20_body" style:list-style-name="L61">
      <style:text-properties style:font-name="ArialMT" fo:font-size="12pt"/>
    </style:style>
    <style:style style:name="P155" style:family="paragraph" style:parent-style-name="Text_20_body" style:list-style-name="L22">
      <style:paragraph-properties fo:margin-top="0.111in" fo:margin-bottom="0.111in"/>
    </style:style>
    <style:style style:name="P156" style:family="paragraph" style:parent-style-name="Text_20_body" style:list-style-name="L22">
      <style:paragraph-properties fo:margin-top="0.111in" fo:margin-bottom="0.111in"/>
      <style:text-properties fo:color="#000000"/>
    </style:style>
    <style:style style:name="P157" style:family="paragraph" style:parent-style-name="Text_20_body" style:list-style-name="L22">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3.6</text:p>
      <text:list xml:id="list784659190652431375" text:style-name="L145">
        <text:list-item>
          <text:p text:style-name="P150">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2739424215049794881" text:style-name="L1">
        <text:list-item>
          <text:p text:style-name="P9">made the 'step-by' buttons radio buttons so that it is clear what the current step size is.<text:line-break/></text:p>
        </text:list-item>
        <text:list-item>
          <text:p text:style-name="P9">removed the automatic switch to the Lightcurve panel<text:line-break/></text:p>
        </text:list-item>
      </text:list>
      <text:p text:style-name="Standard">version 4.3.3</text:p>
      <text:list xml:id="list4490952468844471757" text:style-name="L2">
        <text:list-item>
          <text:p text:style-name="P10">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3865669116467465011" text:style-name="L3">
        <text:list-item>
          <text:p text:style-name="P11">adds step size selection for the Y offset spinboxes<text:line-break/></text:p>
        </text:list-item>
        <text:list-item>
          <text:p text:style-name="P11">activates the 'show' checkbox on reference curves so that the reference curve display can be turned off – but it will still be active behind the scenes, just not visible.<text:line-break/></text:p>
        </text:list-item>
      </text:list>
      <text:p text:style-name="Standard">version 4.3.1</text:p>
      <text:list xml:id="list5310294714813715890" text:style-name="L4">
        <text:list-item>
          <text:p text:style-name="P12">fixes an error message that occurs during the initial installation of a version that has a change to the number of tabs in the GUI<text:line-break/></text:p>
        </text:list-item>
      </text:list>
      <text:p text:style-name="Standard">version 4.3.0</text:p>
      <text:list xml:id="list2443694826514910713" text:style-name="L5">
        <text:list-item>
          <text:p text:style-name="P13">minor cosmetic cleanup to deal with Windows GUI differences (I hope it works – this is <text:soft-page-break/>always a frustrating and mysterious area)<text:line-break/></text:p>
        </text:list-item>
      </text:list>
      <text:p text:style-name="Standard">version 4.2.9</text:p>
      <text:list xml:id="list9096273698203042125" text:style-name="L6">
        <text:list-item>
          <text:p text:style-name="P14">adds the lightcurve used to the report generated during the detectability analysis<text:line-break/></text:p>
        </text:list-item>
        <text:list-item>
          <text:p text:style-name="P14">automatically clears the effect of previous normailzation when the reference lightcurve is changed (or deselected)<text:line-break/></text:p>
        </text:list-item>
      </text:list>
      <text:p text:style-name="Standard">version 4.2.8</text:p>
      <text:list xml:id="list3582182172526205734" text:style-name="L7">
        <text:list-item>
          <text:p text:style-name="P15">fixes 'trim problem'<text:line-break/></text:p>
        </text:list-item>
        <text:list-item>
          <text:p text:style-name="P15">adds 'step by' buttons that change the smoothing interval spinbox step size.<text:line-break/></text:p>
        </text:list-item>
      </text:list>
      <text:p text:style-name="Standard">version 4.2.6</text:p>
      <text:list xml:id="list1115687517279563925" text:style-name="L8">
        <text:list-item>
          <text:p text:style-name="P16">tidies up the lightcurve panel a bit and changes color samples for target and reference curves.<text:line-break/></text:p>
        </text:list-item>
      </text:list>
      <text:p text:style-name="Standard">version 4.2.5</text:p>
      <text:list xml:id="list4768180070802618412" text:style-name="L9">
        <text:list-item>
          <text:p text:style-name="P17">completes implementation of the time shift (left/right shift) of the reference curve for normalization.<text:line-break/></text:p>
        </text:list-item>
        <text:list-item>
          <text:p text:style-name="P17">adds dot color samples next to the lightcurve titles.<text:line-break/></text:p>
        </text:list-item>
      </text:list>
      <text:p text:style-name="Standard">version 4.2.4</text:p>
      <text:list xml:id="list7375693549462103458" text:style-name="L10">
        <text:list-item>
          <text:p text:style-name="P18">makes tab/panel order sticky<text:line-break/></text:p>
        </text:list-item>
        <text:list-item>
          <text:p text:style-name="P18">analysis tab always opens first, but automatic switch to Lightcurves tab occurs upon file read.<text:line-break/></text:p>
        </text:list-item>
        <text:list-item>
          <text:p text:style-name="P18">'target' lightcurve cannot no longer be moved up or down. If there is an overlapping lightcurve, move the non-target lightcurve to clear the overlap.<text:line-break/></text:p>
        </text:list-item>
      </text:list>
      <text:p text:style-name="Standard">version 4.2.3</text:p>
      <text:list xml:id="list8594819774244851556" text:style-name="L11">
        <text:list-item>
          <text:p text:style-name="P19">fixes block integration that was broken by the new lightcurve selection code.<text:line-break/></text:p>
        </text:list-item>
        <text:list-item>
          <text:p text:style-name="P1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8404570748885624459" text:style-name="L12">
        <text:list-item>
          <text:p text:style-name="P20">adds logging/reporting of the curve (if any) used for normalization and the smoothing interval used.<text:line-break/> </text:p>
        </text:list-item>
      </text:list>
      <text:p text:style-name="Standard">version 4.2.2</text:p>
      <text:list xml:id="list5446989145758633928" text:style-name="L13">
        <text:list-item>
          <text:p text:style-name="P21">adds a new tab/panel for controlling the display of lightcurves. From the 'help button' on that tab:</text:p>
          <text:p text:style-name="P21"/>
          <text:p text:style-name="P152"><office:annotation><dc:date>2022-03-05T06:56:49</dc:date><text:p>&lt;!--StartFragment--&gt;</text:p></office:annotation>This panel allows up to 10 lightcurves to be displayed at the same time. If the csv file <text:soft-page-break/>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2014424646" text:continue-numbering="true" text:style-name="L13">
        <text:list-item>
          <text:p text:style-name="P21">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1">added (back again) a spinbox on the Setting/Misc. Tab that allows the dot size used in lightcurve plots to be changed.<text:line-break/></text:p>
        </text:list-item>
      </text:list>
      <text:p text:style-name="Standard">version 4.2.1</text:p>
      <text:list xml:id="list2396354119492332000" text:style-name="L14">
        <text:list-item>
          <text:p text:style-name="P22">fixed final report showing NE3 stuff even when NE3 not in use was checked.<text:line-break/></text:p>
        </text:list-item>
      </text:list>
      <text:p text:style-name="Standard">version 4.2.0</text:p>
      <text:list xml:id="list5964724652510284154" text:style-name="L15">
        <text:list-item>
          <text:p text:style-name="P23">improves annotation on <text:span text:style-name="T21">Detectability</text:span> plots by including the magDrop information.<text:line-break/></text:p>
        </text:list-item>
        <text:list-item>
          <text:p text:style-name="P23">eliminates the display of negative drops in the False-Positive histogram<text:line-break/> </text:p>
        </text:list-item>
      </text:list>
      <text:p text:style-name="Standard">version 4.1.9</text:p>
      <text:list xml:id="list7302796455858698593" text:style-name="L16">
        <text:list-item>
          <text:p text:style-name="P24">fixes (hopefully) Win 11 issue involving the directory separator character \<text:line-break/>Win 10 accepts / as a separator – Win 11 apparently does not (unless there is some <text:soft-page-break/>setting that will persuade Win 11 to accept either separator.<text:line-break/></text:p>
        </text:list-item>
      </text:list>
      <text:p text:style-name="Standard">version 4.1.8</text:p>
      <text:list xml:id="list2709912019958075059" text:style-name="L17">
        <text:list-item>
          <text:p text:style-name="P25">adds option to write sample light-curve from detectability analysis to a csv file that be imported to PyOTE.<text:line-break/></text:p>
        </text:list-item>
      </text:list>
      <text:p text:style-name="Standard">version 4.1.7</text:p>
      <text:list xml:id="list584361684713295464" text:style-name="L18">
        <text:list-item>
          <text:p text:style-name="P26">adds the requirement to specify an observation duration when doing a detectability test<text:line-break/></text:p>
        </text:list-item>
        <text:list-item>
          <text:p text:style-name="P26">during a detectability test, if a detectable event was found, a sample light-curve showing such an event is plotted, otherwise the normal False-Positive plot will be shown.<text:line-break/></text:p>
        </text:list-item>
      </text:list>
      <text:p text:style-name="Standard">version 4.1.6</text:p>
      <text:list xml:id="list5171431156536561683" text:style-name="L19">
        <text:list-item>
          <text:p text:style-name="P27">reenables Cholesky failure messages (disabled for testing)<text:line-break/></text:p>
        </text:list-item>
        <text:list-item>
          <text:p text:style-name="P27">Adds test to detectability routine so that the user cannot give an event duration that requires more points than are available in the observation.<text:line-break/></text:p>
        </text:list-item>
      </text:list>
      <text:p text:style-name="Standard">version 4.1.5</text:p>
      <text:list xml:id="list3651791769309822894" text:style-name="L20">
        <text:list-item>
          <text:p text:style-name="P28">changed error bar calculation reporting so that the the value reported in the containment interval report matches that reported in the Excel final report when there is no asymmetry present.</text:p>
          <text:p text:style-name="P28"/>
        </text:list-item>
      </text:list>
      <text:p text:style-name="Standard">version 4.1.4</text:p>
      <text:list xml:id="list926872090580686185" text:style-name="L21">
        <text:list-item>
          <text:p text:style-name="P29">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6983323479512680287" text:style-name="L22">
        <text:list-item>
          <text:p text:style-name="P153"><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55">For the Night Eagle 3, times extracted by PyOTE require only a VTI correction (if you use an IOTA VTI, there is no correction at all needed).</text:p>
        </text:list-item>
        <text:list-item>
          <text:p text:style-name="P155">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55">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55"><text:soft-page-break/>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55">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55">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56">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57">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3604490542086815857" text:style-name="L23">
        <text:list-header>
          <text:p text:style-name="P30"/>
        </text:list-header>
      </text:list>
      <text:p text:style-name="Standard">version 4.1.2</text:p>
      <text:list xml:id="list2189536466121686291" text:style-name="L24">
        <text:list-item>
          <text:p text:style-name="P31">fixes bug when D only search has been selected<text:line-break/></text:p>
        </text:list-item>
      </text:list>
      <text:p text:style-name="Standard">version 4.1.1</text:p>
      <text:list xml:id="list575616336240353722" text:style-name="L25">
        <text:list-item>
          <text:p text:style-name="P32">fixes bug where signal columns beyond four were being read <text:s/>as duplicates of column 5.<text:line-break/></text:p>
        </text:list-item>
      </text:list>
      <text:p text:style-name="Standard">version 4.1.0</text:p>
      <text:list xml:id="list7559267881805939460" text:style-name="L26">
        <text:list-item>
          <text:p text:style-name="P33">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soft-page-break/></text:p>
        </text:list-item>
      </text:list>
      <text:p text:style-name="Standard">version 4.0.9</text:p>
      <text:list xml:id="list4130608452995515621" text:style-name="L27">
        <text:list-item>
          <text:p text:style-name="P34">fixes issue where PyOTE could not read files that it had written.<text:line-break/></text:p>
        </text:list-item>
      </text:list>
      <text:p text:style-name="Standard">version 4.0.8</text:p>
      <text:list xml:id="list1248281843323511766" text:style-name="L28">
        <text:list-item>
          <text:p text:style-name="P35">fixes bug (introduced by a misspelling in version 4.0.7) that kept csv files with more than four apertures from runnig.<text:line-break/></text:p>
        </text:list-item>
      </text:list>
      <text:p text:style-name="Standard">version 4.0.7</text:p>
      <text:list xml:id="list5561221041606901271" text:style-name="L29">
        <text:list-item>
          <text:p text:style-name="P36">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8289544269930733118" text:style-name="L30">
        <text:list-item>
          <text:p text:style-name="P37">minor GUI changes<text:line-break/></text:p>
        </text:list-item>
      </text:list>
      <text:p text:style-name="Standard">version 4.0.5</text:p>
      <text:list xml:id="list8189991782191317516" text:style-name="L31">
        <text:list-item>
          <text:p text:style-name="P38">if you click outside the light-curve, the closest point will be toggled (so you don't have to zoom in to select the leftmost or rightmost point in a light-curve.<text:line-break/></text:p>
        </text:list-item>
        <text:list-item>
          <text:p text:style-name="P38">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8993947387134462072" text:style-name="L32">
        <text:list-item>
          <text:p text:style-name="P39">a few GUI changes<text:line-break/></text:p>
        </text:list-item>
        <text:list-item>
          <text:p text:style-name="P39">removed the Use as secondary check box. Now if secondary curve is selected (spinner is non-zero), it will be used automatically.<text:line-break/></text:p>
        </text:list-item>
      </text:list>
      <text:p text:style-name="Standard">version 4.0.3</text:p>
      <text:list xml:id="list3059729318392861518" text:style-name="L33">
        <text:list-item>
          <text:p text:style-name="P40">implements a major GUI change: uses tabbed folders to group buttons and other controls. <text:line-break/></text:p>
        </text:list-item>
        <text:list-item>
          <text:p text:style-name="P4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0">The 'selected curve to analyze' number and the 'curve to normalize' number are now <text:soft-page-break/>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778561303823384682" text:style-name="L34">
        <text:list-item>
          <text:p text:style-name="P41">removed a debug print statement that was inadvertently left in. It is responsible for the “mouse event” messages polluting the log file.<text:line-break/></text:p>
        </text:list-item>
      </text:list>
      <text:p text:style-name="Standard">version 4.0.1</text:p>
      <text:list xml:id="list3037870508568537107" text:style-name="L35">
        <text:list-item>
          <text:p text:style-name="P42">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7476805414415520971" text:style-name="L36">
        <text:list-item>
          <text:p text:style-name="P43">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5346768019439945033" text:style-name="L37">
        <text:list-item>
          <text:p text:style-name="P44">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4774839636542304503" text:style-name="L38">
        <text:list-item>
          <text:p text:style-name="P45">one more attempt to solve the gui sizing issue.<text:line-break/></text:p>
        </text:list-item>
        <text:list-item>
          <text:p text:style-name="P45">'sticky' settings are back but are now stored in <text:span text:style-name="T16">pyote.ini</text:span> instead of the<text:line-break/> obscure <text:span text:style-name="T16">simple-ote.ini<text:line-break/></text:span></text:p>
        </text:list-item>
      </text:list>
      <text:p text:style-name="Standard">version 3.9.7</text:p>
      <text:list xml:id="list7695627591301956414" text:style-name="L39">
        <text:list-item>
          <text:p text:style-name="P46">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text:soft-page-break/>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358120783264223986" text:style-name="L40">
        <text:list-item>
          <text:p text:style-name="P47">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1723623131593730124" text:style-name="L41">
        <text:list-item>
          <text:p text:style-name="P48">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2012209802361519716" text:style-name="L42">
        <text:list-item>
          <text:p text:style-name="P49">attempts to fix over-size initial gui.<text:line-break/></text:p>
        </text:list-item>
      </text:list>
      <text:p text:style-name="Standard">version 3.9.3</text:p>
      <text:list xml:id="list101982957684883067" text:style-name="L43">
        <text:list-item>
          <text:p text:style-name="P50">makes various improvements to the 'detectability' calculator to make it easier to use.<text:line-break/></text:p>
        </text:list-item>
      </text:list>
      <text:p text:style-name="Standard">version 3.9.2</text:p>
      <text:list xml:id="list3663694787165924655" text:style-name="L44">
        <text:list-item>
          <text:p text:style-name="P51">adds a 'detectability' calculator for use in pre-planning event observation.<text:line-break/></text:p>
        </text:list-item>
        <text:list-item>
          <text:p text:style-name="P51">'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4183858553751117430" text:style-name="L45">
        <text:list-item>
          <text:p text:style-name="P52">adds an snr calculation to the <text:span text:style-name="T18">Calc baseline stats</text:span> button.<text:line-break/></text:p>
        </text:list-item>
      </text:list>
      <text:p text:style-name="Standard">version 3.9.0</text:p>
      <text:list xml:id="list7098852285849887682" text:style-name="L46">
        <text:list-item>
          <text:p text:style-name="P53">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4860104779102276879" text:style-name="L47">
        <text:list-item>
          <text:p text:style-name="P54"><text:soft-page-break/>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916865334564128184" text:style-name="L48">
        <text:list-item>
          <text:p text:style-name="P55">fixed a bug that sometimes kept events that contained a single point at the bottom from producing a report.<text:line-break/></text:p>
        </text:list-item>
      </text:list>
      <text:p text:style-name="Standard">version 3.8.7</text:p>
      <text:list xml:id="list4223992786737991181" text:style-name="L49">
        <text:list-item>
          <text:p text:style-name="P56">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253219286340597949" text:style-name="L50">
        <text:list-item>
          <text:p text:style-name="P57">checks for only a single light-curve in the csv file which was causing a 'list index out of range' error message<text:line-break/></text:p>
        </text:list-item>
      </text:list>
      <text:p text:style-name="Standard">version 3.8.5</text:p>
      <text:list xml:id="list6783445418991751546" text:style-name="L51">
        <text:list-item>
          <text:p text:style-name="P58">changed the way QGridLayout was referenced.<text:line-break/></text:p>
        </text:list-item>
      </text:list>
      <text:p text:style-name="Standard">version 3.8.4</text:p>
      <text:list xml:id="list340429254806687820" text:style-name="L52">
        <text:list-item>
          <text:p text:style-name="P59">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9"/>
        </text:list-item>
      </text:list>
      <text:p text:style-name="Standard">version 3.8.3</text:p>
      <text:list xml:id="list975110736226761280" text:style-name="L53">
        <text:list-item>
          <text:p text:style-name="P60">adds display of light-curve name (if available in the csv file) to the curve-to-be-analyzed and the normalization curve next to their selection spinners.<text:line-break/></text:p>
        </text:list-item>
      </text:list>
      <text:p text:style-name="Standard">version 3.8.2</text:p>
      <text:list xml:id="list7095961908982618643" text:style-name="L54">
        <text:list-item>
          <text:p text:style-name="P61">3.7.5 introduced a scrollable GUI for small screens. Unfortunately, that caused resizing problem for all users. The version reverts back to the original GUI design.<text:line-break/></text:p>
        </text:list-item>
        <text:list-item>
          <text:p text:style-name="P61">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4923780850684479252" text:style-name="L55">
        <text:list-item>
          <text:p text:style-name="P62">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598303206450028530" text:style-name="L56">
        <text:list-item>
          <text:p text:style-name="P63">adds a tutorial button to supply a quick-start for new or infrequent users.<text:line-break/></text:p>
        </text:list-item>
      </text:list>
      <text:p text:style-name="Standard">version 3.7.9</text:p>
      <text:list xml:id="list1532958944589941434" text:style-name="L57">
        <text:list-item>
          <text:p text:style-name="P64"><text:soft-page-break/>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449022293641812881" text:style-name="L58">
        <text:list-item>
          <text:p text:style-name="P65">added visible left, top, and bottom axes to main plot (with ticks to make easier to associate timestamp with point).<text:line-break/></text:p>
        </text:list-item>
      </text:list>
      <text:p text:style-name="Standard">version 3.7.7</text:p>
      <text:list xml:id="list7852024304844657331" text:style-name="L59">
        <text:list-item>
          <text:p text:style-name="P66">if timestamps are available in the csv file, they are used as x axis labels in the main plot.<text:line-break/></text:p>
        </text:list-item>
      </text:list>
      <text:p text:style-name="Standard">version 3.7.6</text:p>
      <text:list xml:id="list5523195162853573473" text:style-name="L60">
        <text:list-item>
          <text:p text:style-name="P67">changed the way QMainWindow and Qapplication were referenced to accommodate the latest Anaconda version, which has reorganized where those modules are stored. </text:p>
          <text:p text:style-name="P67">This was causing a fatal startup error.<text:line-break/> </text:p>
        </text:list-item>
      </text:list>
      <text:p text:style-name="Standard">version 3.7.5</text:p>
      <text:list xml:id="list2132314109756578700" text:style-name="L61">
        <text:list-item>
          <text:p text:style-name="P154">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54">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1300271250248060687" text:style-name="L62">
        <text:list-item>
          <text:p text:style-name="P6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soft-page-break/></text:p>
        </text:list-item>
      </text:list>
      <text:p text:style-name="Standard">version 3.7.3</text:p>
      <text:list xml:id="list1268873091799073761" text:style-name="L63">
        <text:list-item>
          <text:p text:style-name="P69">adds code line needed by any Mac users that are running Big Sur<text:line-break/></text:p>
        </text:list-item>
      </text:list>
      <text:p text:style-name="Standard">version 3.7.2</text:p>
      <text:list xml:id="list1370635729317431484" text:style-name="L64">
        <text:list-item>
          <text:p text:style-name="P70">fixes bug that caused all analysis attempts to 'stall'</text:p>
        </text:list-item>
      </text:list>
      <text:p text:style-name="Standard"/>
      <text:p text:style-name="Standard">version 3.7.1</text:p>
      <text:list xml:id="list2931973957056062293" text:style-name="L65">
        <text:list-item>
          <text:p text:style-name="P71">fixed a bug in the r limb angle entry<text:line-break/></text:p>
        </text:list-item>
      </text:list>
      <text:p text:style-name="Standard">version 3.7.0</text:p>
      <text:list xml:id="list609390123631136131" text:style-name="L66">
        <text:list-item>
          <text:p text:style-name="P72">adds right-click help to ast speed label giving the equation to use if asteroid speed is not available but asteroid diameter and maximum duration are specified<text:line-break/></text:p>
        </text:list-item>
        <text:list-item>
          <text:p text:style-name="P72">adds suggestion to right-click help on penumbral fit checkbox for how to find the penumbral curve csv file that is provided for practice purposes.<text:line-break/></text:p>
        </text:list-item>
      </text:list>
      <text:p text:style-name="Standard">version 3.6.8</text:p>
      <text:list xml:id="list8183979256889831239" text:style-name="L67">
        <text:list-item>
          <text:p text:style-name="P73">adds modeling of off centerline observations to lightcurve calibration curve generation<text:line-break/></text:p>
        </text:list-item>
      </text:list>
      <text:p text:style-name="Standard">version 3.6.7</text:p>
      <text:list xml:id="list8710207479702523187" text:style-name="L68">
        <text:list-item>
          <text:p text:style-name="P74">clarified the location of the Enable Manual Timestamp Entry checkbox in the pop-up message appears when there are no timestamps in the csv file.<text:line-break/></text:p>
        </text:list-item>
      </text:list>
      <text:p text:style-name="Standard">version 3.6.6</text:p>
      <text:list xml:id="list7187958587712560074" text:style-name="L69">
        <text:list-item>
          <text:p text:style-name="P75">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814323197704598525" text:style-name="L70">
        <text:list-item>
          <text:p text:style-name="P76">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765775785968091359" text:style-name="L71">
        <text:list-item>
          <text:p text:style-name="P77">version 3.6.2 would open .xlsx Report file on Mac, but not Windows. This version attempts to fix that (Windows needs a different command to open a file).<text:line-break/></text:p>
        </text:list-item>
      </text:list>
      <text:p text:style-name="Standard">version 3.6.2</text:p>
      <text:list xml:id="list1070726573931607961" text:style-name="L72">
        <text:list-item>
          <text:p text:style-name="P78">In Excel report:<text:line-break/><text:line-break/>… at end of filling, I call the OS to open the file. Requires correct association <text:soft-page-break/>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1672529758092277810" text:style-name="L73">
        <text:list-item>
          <text:p text:style-name="P7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3978009134630732110" text:style-name="L74">
        <text:list-item>
          <text:p text:style-name="P8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80"><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soft-page-break/><text:line-break/>After filling in the exposure setting in the spreadsheet, double check the form but it is likely that it is ready for submission.</text:p>
        </text:list-item>
      </text:list>
      <text:p text:style-name="Standard"/>
      <text:p text:style-name="Standard">version 3.5.9</text:p>
      <text:list xml:id="list43606119461523401" text:style-name="L75">
        <text:list-item>
          <text:p text:style-name="P81">fixed another bug in penumbral curve fit and removed diagnostic printouts.<text:line-break/></text:p>
        </text:list-item>
      </text:list>
      <text:p text:style-name="Standard">version 3.5.8</text:p>
      <text:list xml:id="list4831192398170310386" text:style-name="L76">
        <text:list-item>
          <text:p text:style-name="P82">fixed a number of bugs in the penumbral curve fit code<text:line-break/></text:p>
        </text:list-item>
      </text:list>
      <text:p text:style-name="Standard">version 3.5.7</text:p>
      <text:list xml:id="list682235052633764805" text:style-name="L77">
        <text:list-item>
          <text:p text:style-name="P8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1854410398522787039" text:style-name="L78">
        <text:list-item>
          <text:p text:style-name="P8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520014213380585485" text:style-name="L79">
        <text:list-item>
          <text:p text:style-name="P8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814338281006648567" text:style-name="L80">
        <text:list-item>
          <text:p text:style-name="P86">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7730415114041689495" text:style-name="L81">
        <text:list-item>
          <text:p text:style-name="P8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2221906079505971570" text:style-name="L82">
        <text:list-item>
          <text:p text:style-name="P88">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text:soft-pag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9020889254937737472" text:style-name="L83">
        <text:list-item>
          <text:p text:style-name="P89">Added additional references to the North American Excel Spreadsheet report in the new section of the final report that bangs on about the start-of-exposure timing convention.<text:line-break/></text:p>
        </text:list-item>
      </text:list>
      <text:p text:style-name="Standard">version 3.5.0</text:p>
      <text:list xml:id="list1406007133532587516" text:style-name="L84">
        <text:list-item>
          <text:p text:style-name="P9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0">NEW: when 'trims' have been placed, a 'write csv' process will honor those values and produce a 'trimmed' output file.<text:line-break/></text:p>
        </text:list-item>
        <text:list-item>
          <text:p text:style-name="P90">NEW: when a light curve has been 'normalized', the changed values are written to the data table where, once again, a 'write csv' process will capture the results.<text:line-break/></text:p>
        </text:list-item>
        <text:list-item>
          <text:p text:style-name="P90">Added additional reminders that the start-of-exposure timestamp/timing convention is employed.</text:p>
        </text:list-item>
      </text:list>
      <text:p text:style-name="Standard"/>
      <text:p text:style-name="Standard">version 3.4.9</text:p>
      <text:list xml:id="list5422080424912991480" text:style-name="L85">
        <text:list-item>
          <text:p text:style-name="P91">Added some explanatory language to the “Excel report” section regarding the proper interpretation of the 'false positive probability' number.<text:line-break/></text:p>
        </text:list-item>
      </text:list>
      <text:p text:style-name="Standard">version 3.4.8</text:p>
      <text:list xml:id="list3318267214453017056" text:style-name="L86">
        <text:list-item>
          <text:p text:style-name="P92">This version deals more realistically with high magDrop lightcurves by defining a 'limiting magDrop' as: <text:line-break/><text:line-break/><text:tab/>limMagDrop = 2.5 * log10( B / std(A) ) <text:line-break/><text:line-break/><text:tab/>std(A) is the noise level of A.</text:p>
          <text:p text:style-name="P92"><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text:soft-page-break/>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310345657095104478" text:style-name="L87">
        <text:list-item>
          <text:p text:style-name="P93">Automatically loads the correct version of Adv2<text:line-break/></text:p>
        </text:list-item>
      </text:list>
      <text:p text:style-name="Standard">version 3.4.6</text:p>
      <text:list xml:id="list1561147854621842716" text:style-name="L88">
        <text:list-item>
          <text:p text:style-name="P94">Adds AAV Version 2 file as a type that can be read (important when Do OCR check is enabled)</text:p>
        </text:list-item>
      </text:list>
      <text:p text:style-name="Standard"/>
      <text:p text:style-name="Standard">version 3.4.5</text:p>
      <text:list xml:id="list2919717438727910236" text:style-name="L89">
        <text:list-item>
          <text:p text:style-name="P95">Fixes block integration which was failing when more than 4 lightcurves were being processed.<text:line-break/></text:p>
        </text:list-item>
        <text:list-item>
          <text:p text:style-name="P95">Made use diff and Do OCR checkboxes sticky.<text:line-break/></text:p>
        </text:list-item>
      </text:list>
      <text:p text:style-name="Standard">version 3.4.4</text:p>
      <text:list xml:id="list1033179702445364732" text:style-name="L90">
        <text:list-item>
          <text:p text:style-name="P9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33553356353688520" text:style-name="L91">
        <text:list-item>
          <text:p text:style-name="P9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972830994672510998" text:style-name="L92">
        <text:list-item>
          <text:p text:style-name="P98">Cosmetic change again: added a spinner to control line widths in plots so that a <text:soft-page-break/>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7668515115205316121" text:style-name="L93">
        <text:list-item>
          <text:p text:style-name="P9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3086010743268217219" text:style-name="L94">
        <text:list-item>
          <text:p text:style-name="P10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9158991927680081816" text:style-name="L95">
        <text:list-item>
          <text:p text:style-name="P101">Automatically installs cv2 if not already present. <text:s/>This package is needed for the new frame view feature.<text:line-break/></text:p>
        </text:list-item>
      </text:list>
      <text:p text:style-name="Standard">version 3.3.8</text:p>
      <text:list xml:id="list4311459694368606686" text:style-name="L96">
        <text:list-item>
          <text:p text:style-name="P10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text:soft-page-break/>version 3.3.7</text:p>
      <text:list xml:id="list8321047561586652701" text:style-name="L97">
        <text:list-item>
          <text:p text:style-name="P103">A new button (View frame) with an associated spinner for entry of a frame number has been added:</text:p>
          <text:p text:style-name="P10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842077896192695219" text:style-name="L98">
        <text:list-item>
          <text:p text:style-name="P10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149639716202198910" text:style-name="L99">
        <text:list-item>
          <text:p text:style-name="P10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soft-page-break/></text:p>
        </text:list-item>
      </text:list>
      <text:p text:style-name="Standard">version 3.3.2:</text:p>
      <text:list xml:id="list8140735249518836714" text:style-name="L100">
        <text:list-item>
          <text:p text:style-name="P10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384827045212196659" text:style-name="L101">
        <text:list-item>
          <text:p text:style-name="P10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258840897351057639" text:style-name="L102">
        <text:list-item>
          <text:p text:style-name="P108">Changed main plot so that the scroll wheel only zooms the x axis.</text:p>
        </text:list-item>
        <text:list-item>
          <text:p text:style-name="P108">Changed lightcurve plot so that it conforms properly to 'start-of-exposure'.<text:line-break/></text:p>
        </text:list-item>
      </text:list>
      <text:p text:style-name="Standard">version 3.2.8</text:p>
      <text:list xml:id="list1662905672251175688" text:style-name="L103">
        <text:list-item>
          <text:p text:style-name="P109">Changed font size in help files --- it was fine for Mac but too big for Win10<text:line-break/></text:p>
        </text:list-item>
      </text:list>
      <text:p text:style-name="Standard">version 3.2.7</text:p>
      <text:list xml:id="list7735142740853945762" text:style-name="L104">
        <text:list-item>
          <text:p text:style-name="P11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41307302903274852" text:style-name="L105">
        <text:list-item>
          <text:p text:style-name="P111">This is a 'cosmetic' release --- there should be NO detectable differences from version 3.2.5 in terms of functionality.</text:p>
        </text:list-item>
        <text:list-item>
          <text:p text:style-name="P111">All python files were brought into compliance with PEP 8 coding standards. <text:s/>Only I care about that.</text:p>
        </text:list-item>
        <text:list-item>
          <text:p text:style-name="P11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1">All this 'cosmetic' work is in preparation for working on PyOTE issues again.<text:line-break/> </text:p>
        </text:list-item>
      </text:list>
      <text:p text:style-name="Standard">version 3.2.5</text:p>
      <text:list xml:id="list1218727485904549260" text:style-name="L106">
        <text:list-item>
          <text:p text:style-name="P112">Added special test for Tangra files to detect the empty fields (which MUST be fixed) that Tangra outputs whenever it has trouble extracted a value from an aperture. <text:s/>It prints a message and stops all further processing, forcing the user <text:soft-page-break/>to attend to and deal with the missing values.<text:line-break/></text:p>
        </text:list-item>
      </text:list>
      <text:p text:style-name="Standard">version 3.2.4</text:p>
      <text:list xml:id="list3248777100438604843" text:style-name="L107">
        <text:list-item>
          <text:p text:style-name="P113">Modified the test for newer version to accommodate the different strings returned by pip 18.1 and pip 19.0+</text:p>
        </text:list-item>
        <text:list-item>
          <text:p text:style-name="P113">Added ability to invoke PyOTE from PyMovie with an externally supplied csv file that is automatically opened.<text:line-break/></text:p>
        </text:list-item>
      </text:list>
      <text:p text:style-name="Standard">version 3.2.3</text:p>
      <text:list xml:id="list3034820541875871659" text:style-name="L108">
        <text:list-item>
          <text:p text:style-name="P11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4">Added support for the PyMovie csv format<text:line-break/></text:p>
        </text:list-item>
      </text:list>
      <text:p text:style-name="Standard">version 3.2.1</text:p>
      <text:list xml:id="list7838919063224806992" text:style-name="L109">
        <text:list-item>
          <text:p text:style-name="P11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321106279733379807" text:style-name="L110">
        <text:list-item>
          <text:p text:style-name="P116">Changed GUI to better align text on min max edit boxes to avoid confusion.<text:line-break/></text:p>
        </text:list-item>
      </text:list>
      <text:p text:style-name="Standard">version 3.1.9</text:p>
      <text:list xml:id="list772756527864181388" text:style-name="L111">
        <text:list-item>
          <text:p text:style-name="P117">Fixed a bug in the test for a min/max solution search being constrained by a too large min value.<text:line-break/></text:p>
        </text:list-item>
      </text:list>
      <text:p text:style-name="Standard">version 3.1.8</text:p>
      <text:list xml:id="list8161120360697998380" text:style-name="L112">
        <text:list-item>
          <text:p text:style-name="P118">version 3.1.7 was released without an updated version history. <text:s/>Here is what was changed in 3.1.7:<text:line-break/></text:p>
        </text:list-item>
        <text:list-item>
          <text:p text:style-name="P11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soft-page-break/>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589780520704735624" text:style-name="L113">
        <text:list-item>
          <text:p text:style-name="P119">Values entered in the Manual Timestamp Entry dialog box are now 'sticky', thus making corrections easy to do without requiring re-entry of all data. </text:p>
          <text:p text:style-name="P119"><text:line-break/>Also trapped is the case where a user has entered a custom frame time but failed to click the radio button indicating that it is to be used.<text:line-break/></text:p>
        </text:list-item>
      </text:list>
      <text:p text:style-name="Standard">version 3.1.5:</text:p>
      <text:list xml:id="list8586346150394352411" text:style-name="L114">
        <text:list-item>
          <text:p text:style-name="P12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719882586532019447" text:style-name="L115">
        <text:list-item>
          <text:p text:style-name="P121">Fixed error in new dropped reading detection logic when light curve was processed in field mode.<text:line-break/></text:p>
        </text:list-item>
        <text:list-item>
          <text:p text:style-name="P121">Cleaned up some language in tooltips.<text:line-break/></text:p>
        </text:list-item>
      </text:list>
      <text:p text:style-name="Standard">version 3.1.3:</text:p>
      <text:list xml:id="list3444486427843578390" text:style-name="L116">
        <text:list-item>
          <text:p text:style-name="P12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2">Eliminated the 'entry num' column in the data matrix at the lower left of the GUI. The 'entry num' is unused and a possible source of confusion with the frame or field number for the unwary.<text:line-break/></text:p>
        </text:list-item>
        <text:list-item>
          <text:p text:style-name="P122">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203562939417995878" text:style-name="L117">
        <text:list-item>
          <text:p text:style-name="P123">Added a test for possible dropped frames identical to that done in R-OTE when manual timestamp is utilized. <text:s/>The test is to calculate the expected number of <text:soft-page-break/>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775096514133673779" text:style-name="L118">
        <text:list-item>
          <text:p text:style-name="P12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547191693483128691" text:style-name="L119">
        <text:list-item>
          <text:p text:style-name="P12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810344871540423988" text:style-name="L120">
        <text:list-item>
          <text:p text:style-name="P12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678143228434190647" text:style-name="L121">
        <text:list-item>
          <text:p text:style-name="P12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079768200326232473" text:style-name="L122">
        <text:list-item>
          <text:p text:style-name="P128"><text:soft-page-break/>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525495330224888722" text:style-name="L123">
        <text:list-item>
          <text:p text:style-name="P12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764590460745823604" text:style-name="L124">
        <text:list-item>
          <text:p text:style-name="P130">Disable the Accept integration button when user overrides an automatic block analysis with a manual block selection followed by a click on the Block integrate button.<text:line-break/></text:p>
        </text:list-item>
      </text:list>
      <text:p text:style-name="Standard">version 2.1.4:</text:p>
      <text:list xml:id="list5326559422686931872" text:style-name="L125">
        <text:list-item>
          <text:p text:style-name="P131">Corrected a bug that kept manual selection of block integration from being performed after a refusal to accept the automatic block analysis results.<text:line-break/></text:p>
        </text:list-item>
      </text:list>
      <text:p text:style-name="Standard">version 2.1.3:</text:p>
      <text:list xml:id="list715684467758037422" text:style-name="L126">
        <text:list-item>
          <text:p text:style-name="P13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383149591147874529" text:style-name="L127">
        <text:list-item>
          <text:p text:style-name="P13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122853238373360677" text:style-name="L128">
        <text:list-item>
          <text:p text:style-name="P134">Added progress bar tracking of block integration analysis because it can take an extended amount of time to complete the analysis when the light curve has many points.<text:line-break/></text:p>
        </text:list-item>
      </text:list>
      <text:p text:style-name="Standard">version 2.1.0</text:p>
      <text:list xml:id="list134981614920381881" text:style-name="L129">
        <text:list-item>
          <text:p text:style-name="P13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1591861147463556310" text:style-name="L130">
        <text:list-item>
          <text:p text:style-name="P136">Made the selection of Tooltip display 'sticky'</text:p>
        </text:list-item>
        <text:list-item>
          <text:p text:style-name="P136">Duration calculation when D and R span midnight now handled correctly</text:p>
        </text:list-item>
      </text:list>
      <text:p text:style-name="Standard"/>
      <text:p text:style-name="Standard"><text:soft-page-break/>version 2.0.8</text:p>
      <text:list xml:id="list4225386658389668854" text:style-name="L131">
        <text:list-item>
          <text:p text:style-name="P137">toolTips changed to invoke and display in a custom dialog box that can be moved and resized to better accommodate legacy displays</text:p>
        </text:list-item>
        <text:list-item>
          <text:p text:style-name="P137">Calc flash timing calculation fixed to properly deal with the non-integer frame numbers that can result from field processed csv files</text:p>
        </text:list-item>
        <text:list-item>
          <text:p text:style-name="P137">Flash timing has been verified to work with integrated light curves</text:p>
        </text:list-item>
        <text:list-item>
          <text:p text:style-name="P13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86644365129152731" text:style-name="L132">
        <text:list-item>
          <text:p text:style-name="P138">Adds a button to calculate the edge position of an LED timing flash.</text:p>
        </text:list-item>
        <text:list-item>
          <text:p text:style-name="P13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8">Adds a checkbox to force manual entry of timestamp info. <text:s/>This is useful when OCR on a VTI timed light curve has catastrophic errors. <text:s/>It is always employed when using LED flash timing.</text:p>
        </text:list-item>
      </text:list>
      <text:list xml:id="list7560352312823015556" text:style-name="L133">
        <text:list-item>
          <text:p text:style-name="P13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102361540233241558" text:style-name="L134">
        <text:list-item>
          <text:p text:style-name="P14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504032707398415964" text:style-name="L135">
        <text:list-item>
          <text:p text:style-name="P141">files generated by pyote now contain PYOTE in the filename.<text:line-break/></text:p>
        </text:list-item>
        <text:list-item>
          <text:p text:style-name="P14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268679805802033904" text:style-name="L136">
        <text:list-item>
          <text:p text:style-name="P142">improves the handling of errors during the reading of Tangra files by showing the offending line in the report panel. <text:s/>Tangra, if it has a tracking problem (i.e., loses it) will emit an empty field for that measurement, leaving it up to the user <text:soft-page-break/>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027097278543308249" text:style-name="L137">
        <text:list-item>
          <text:p text:style-name="P14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096823364643535019" text:style-name="L138">
        <text:list-item>
          <text:p text:style-name="P14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021226501368782472" text:style-name="L139">
        <text:list-item>
          <text:p text:style-name="P145">improved handling of D and R region selection so that one cannot enter an invalid configuration --- automatic corrections/changes are applied.<text:line-break/></text:p>
        </text:list-item>
        <text:list-item>
          <text:p text:style-name="P14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676852051732292747" text:style-name="L140">
        <text:list-item>
          <text:p text:style-name="P146">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2415371156958968154" text:style-name="L141">
        <text:list-item>
          <text:p text:style-name="P14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490184851174338376" text:style-name="L142">
        <text:list-item>
          <text:p text:style-name="P148">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771548542580778556" text:style-name="L143">
        <text:list-item>
          <text:p text:style-name="P14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2506301411599790419" text:style-name="L144">
        <text:list-item>
          <text:p text:style-name="P151">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11T19:24:24</dc:date>
    <meta:editing-cycles>184</meta:editing-cycles>
    <meta:editing-duration>P1DT2H17M26S</meta:editing-duration>
    <dc:creator>Robert Anderson</dc:creator>
    <meta:document-statistic meta:table-count="0" meta:image-count="3" meta:object-count="0" meta:page-count="26" meta:paragraph-count="384" meta:word-count="10110" meta:character-count="58926"/>
    <meta:template xlink:type="simple" xlink:actuate="onRequest" xlink:title="" xlink:href="Normal"/>
  </office:meta>
</office:document-meta>
</file>